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key features of an effective portfolio page include:<text:line-break/><text:line-break/>1. **Clear and Concise Project Overview**: A brief summary of each project, highlighting its goals, objectives, and key achievements[1][2].<text:line-break/><text:line-break/>2. **Visual Representation**: High-quality images, videos, or animations that showcase the project's design, functionality, and impact[1][2].<text:line-break/><text:line-break/>3. **Project Details**: In-depth information about each project, including technical specifications, timelines, and team members involved[1][2].<text:line-break/><text:line-break/>4. **Case Studies**: Detailed case studies that provide a deeper understanding of the project's challenges, solutions, and results[1][2].<text:line-break/><text:line-break/>5. **Testimonials**: Quotes or reviews from clients, stakeholders, or users that highlight the project's value and impact[1][2].<text:line-break/><text:line-break/>6. **Project Categories**: Organized categories or tags that help visitors quickly find projects related to specific industries, services, or technologies[1][2].<text:line-break/><text:line-break/>7. **Filtering and Sorting Options**: Options to filter and sort projects by criteria such as date, project type, or industry to facilitate easy navigation[1][2].<text:line-break/><text:line-break/>8. **Project Links**: Links to external resources, such as project websites, social media, or GitHub repositories, for further exploration[1][2].<text:line-break/><text:line-break/>9. **Project Timeline**: A visual representation of the project timeline, including milestones and deadlines, to provide context and transparency[1][2].<text:line-break/><text:line-break/>10. **Project Team**: Information about the team members involved in the project, including their roles, skills, and contributions[1][2].<text:line-break/><text:line-break/>11. **Project Awards and Recognition**: Any notable awards, recognition, or certifications received by the project to highlight its achievements[1][2].<text:line-break/><text:line-break/>12. **Project Updates and News**: Regular updates and news about the project, including new features, milestones, or achievements, to keep visitors informed[1][2].<text:line-break/><text:line-break/>These features work together to create a comprehensive and engaging portfolio page that effectively showcases a project's value and impact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6:20:06.754000000</meta:creation-date>
    <dc:date>2024-06-08T16:20:55.368000000</dc:date>
    <meta:editing-duration>PT48S</meta:editing-duration>
    <meta:editing-cycles>1</meta:editing-cycles>
    <meta:document-statistic meta:table-count="0" meta:image-count="0" meta:object-count="0" meta:page-count="1" meta:paragraph-count="1" meta:word-count="256" meta:character-count="1982" meta:non-whitespace-character-count="1713"/>
    <meta:generator>LibreOffice/24.2.2.2$Windows_X86_64 LibreOffice_project/d56cc158d8a96260b836f100ef4b4ef25d6f1a01</meta:generator>
  </office:meta>
</office:document-meta>
</file>